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rojektrad</text:p>
      <text:p text:style-name="Standard"/>
      <text:p text:style-name="Standard">Planung bau und Automatisierung des Modellwindrads</text:p>
      <text:p text:style-name="Standard"/>
      <text:p text:style-name="Standard">Turm</text:p>
      <text:p text:style-name="Standard">Fertigung der Gondel mit Generator</text:p>
      <text:p text:style-name="Standard">Fertigung der Flügel</text:p>
      <text:p text:style-name="Standard">Standortfindung mit GIS</text:p>
      <text:p text:style-name="Standard">Programmierung des Windrads</text:p>
      <text:p text:style-name="Standard">Automatisierte Bremse (evtl schleifer für LEDs)</text:p>
      <text:p text:style-name="Standard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ristian Krause</meta:initial-creator>
    <dc:creator>Christian Krause</dc:creator>
    <meta:creation-date>2023-01-17T07:57:00Z</meta:creation-date>
    <dc:date>2023-01-17T09:20:00Z</dc:date>
    <meta:template xlink:href="Normal.dotm" xlink:type="simple"/>
    <meta:editing-cycles>1</meta:editing-cycles>
    <meta:editing-duration>PT0S</meta:editing-duration>
    <meta:document-statistic meta:page-count="1" meta:paragraph-count="1" meta:word-count="31" meta:character-count="226" meta:row-count="1" meta:non-whitespace-character-count="196"/>
  </office:meta>
</office:document-meta>
</file>